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4.775cm"/>
    </style:style>
    <style:style style:name="co4" style:family="table-column">
      <style:table-column-properties fo:break-before="auto" style:column-width="10.155cm"/>
    </style:style>
    <style:style style:name="co5" style:family="table-column">
      <style:table-column-properties fo:break-before="auto" style:column-width="18.22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tari_SIO2SD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4"/>
        <table:table-column table:style-name="co6" table:number-columns-repeated="16377" table:default-cell-style-name="ce2"/>
        <table:table-row table:style-name="ro1">
          <table:table-cell table:style-name="ce1" office:value-type="string" calcext:value-type="string">
            <text:p>Atari SIO2SD Mini – BOM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C1,C2,C3,C4,C7,C8,C9,C12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Atari_SIO2SD_Mini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C5,C6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Atari_SIO2SD_Mini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C10,C1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Atari_SIO2SD_Mini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Atari_SIO2SD_Mini:LED_D3.0mm</text:p>
          </table:table-cell>
          <table:table-cell office:value-type="string" calcext:value-type="string">
            <text:p>Light emitting diode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D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Atari_SIO2SD_Mini:LED_D3.0mm</text:p>
          </table:table-cell>
          <table:table-cell office:value-type="string" calcext:value-type="string">
            <text:p>Light emitting diode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D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tari_SIO2SD_Mini:LED_D3.0mm</text:p>
          </table:table-cell>
          <table:table-cell office:value-type="string" calcext:value-type="string">
            <text:p>Light emitting diode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D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KL16</text:p>
          </table:table-cell>
          <table:table-cell office:value-type="string" calcext:value-type="string">
            <text:p>Atari_SIO2SD_Mini:D_SOD-123F</text:p>
          </table:table-cell>
          <table:table-cell office:value-type="string" calcext:value-type="string">
            <text:p>Schottky diode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D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4SMAJ5.0A</text:p>
          </table:table-cell>
          <table:table-cell office:value-type="string" calcext:value-type="string">
            <text:p>Atari_SIO2SD_Mini:D_SMA</text:p>
          </table:table-cell>
          <table:table-cell office:value-type="string" calcext:value-type="string">
            <text:p>400W unidirectional Transient Voltage Suppressor, 5.0Vr, SMA(DO-214AC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F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N050-08</text:p>
          </table:table-cell>
          <table:table-cell office:value-type="string" calcext:value-type="string">
            <text:p>Atari_SIO2SD_Mini:Fuse_1206_3216Metric</text:p>
          </table:table-cell>
          <table:table-cell office:value-type="string" calcext:value-type="string">
            <text:p>Resettable fuse, polymeric positive temperature coefficient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Atari_SIO2SD_Mini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icro_SD_Card</text:p>
          </table:table-cell>
          <table:table-cell office:value-type="string" calcext:value-type="string">
            <text:p>Atari_SIO2SD_Mini:microSD_HC_Molex_104031-0811</text:p>
          </table:table-cell>
          <table:table-cell office:value-type="string" calcext:value-type="string">
            <text:p>Micro SD Card Socket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IO Pads</text:p>
          </table:table-cell>
          <table:table-cell office:value-type="string" calcext:value-type="string">
            <text:p>Atari_SIO2SD_Mini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R1,R2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tari_SIO2SD_Mini:R_1206_3216Metric</text:p>
          </table:table-cell>
          <table:table-cell office:value-type="string" calcext:value-type="string">
            <text:p>Resis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R3,R1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tari_SIO2SD_Mini:R_1206_3216Metric</text:p>
          </table:table-cell>
          <table:table-cell office:value-type="string" calcext:value-type="string">
            <text:p>Resis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R4,R5,R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Atari_SIO2SD_Mini:R_1206_3216Metric</text:p>
          </table:table-cell>
          <table:table-cell office:value-type="string" calcext:value-type="string">
            <text:p>Resis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R7,R8,R9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Atari_SIO2SD_Mini:R_1206_3216Metric</text:p>
          </table:table-cell>
          <table:table-cell office:value-type="string" calcext:value-type="string">
            <text:p>Resis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R10,R11,R12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Atari_SIO2SD_Mini:R_1206_3216Metric</text:p>
          </table:table-cell>
          <table:table-cell office:value-type="string" calcext:value-type="string">
            <text:p>Resistor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SW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1 (DRIVE)</text:p>
          </table:table-cell>
          <table:table-cell office:value-type="string" calcext:value-type="string">
            <text:p>Atari_SIO2SD_Mini:SW_PUSH_6mm_H12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SW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5 (SHIFT)</text:p>
          </table:table-cell>
          <table:table-cell office:value-type="string" calcext:value-type="string">
            <text:p>Atari_SIO2SD_Mini:SW_PUSH_6mm_H12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Tmega32A-A</text:p>
          </table:table-cell>
          <table:table-cell office:value-type="string" calcext:value-type="string">
            <text:p>Atari_SIO2SD_Mini:TQFP-44_10x10mm_P0.8mm</text:p>
          </table:table-cell>
          <table:table-cell office:value-type="string" calcext:value-type="string">
            <text:p>16MHz, 32kB Flash, 2kB SRAM, 1kB EEPROM, JTAG, TQFP-44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Atari_SIO2SD_Mini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 table:number-columns-repeated="16379"/>
        </table:table-row>
        <table:table-row table:style-name="ro2">
          <table:table-cell table:style-name="ce4" office:value-type="string" calcext:value-type="string">
            <text:p>Y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4.31818MHz</text:p>
          </table:table-cell>
          <table:table-cell office:value-type="string" calcext:value-type="string">
            <text:p>Atari_SIO2SD_Mini:Crystal_HC49-4H_Vertical</text:p>
          </table:table-cell>
          <table:table-cell office:value-type="string" calcext:value-type="string">
            <text:p>Two pin crystal</text:p>
          </table:table-cell>
          <table:table-cell table:number-columns-repeated="16379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Molex 08-50-0106</text:p>
          </table:table-cell>
          <table:table-cell/>
          <table:table-cell office:value-type="string" calcext:value-type="string">
            <text:p>kontakty do SIO konektoru</text:p>
          </table:table-cell>
          <table:table-cell table:number-columns-repeated="16379"/>
        </table:table-row>
        <table:table-row table:style-name="ro2">
          <table:table-cell table:style-name="ce4" table:number-columns-repeated="2"/>
          <table:table-cell table:number-columns-repeated="16382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rabička</text:p>
          </table:table-cell>
          <table:table-cell table:number-columns-repeated="16381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amořezky 3mm/9,5mm</text:p>
          </table:table-cell>
          <table:table-cell table:number-columns-repeated="16381"/>
        </table:table-row>
        <table:table-row table:style-name="ro2" table:number-rows-repeated="2">
          <table:table-cell table:style-name="ce4" table:number-columns-repeated="2"/>
          <table:table-cell table:number-columns-repeated="16382"/>
        </table:table-row>
        <table:table-row table:style-name="ro2">
          <table:table-cell table:style-name="ce4"/>
          <table:table-cell table:style-name="Default" table:number-columns-repeated="2"/>
          <table:table-cell table:number-columns-repeated="16381"/>
        </table:table-row>
        <table:table-row table:style-name="ro2">
          <table:table-cell/>
          <table:table-cell table:style-name="Default" table:number-columns-repeated="2"/>
          <table:table-cell table:number-columns-repeated="16381"/>
        </table:table-row>
        <table:table-row table:style-name="ro2">
          <table:table-cell/>
          <table:table-cell table:style-name="ce4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.00.0000</text:date>, <text:time style:data-style-name="N2" text:time-value="11:01:11.3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2T11:02:24.994000000</dc:date>
    <meta:editing-duration>PT1H55M6S</meta:editing-duration>
    <meta:editing-cycles>6</meta:editing-cycles>
    <meta:generator>LibreOffice/24.8.2.1$Windows_X86_64 LibreOffice_project/0f794b6e29741098670a3b95d60478a65d05ef13</meta:generator>
    <meta:document-statistic meta:table-count="1" meta:cell-count="123" meta:object-count="0"/>
  </office:meta>
</office:document-meta>
</file>